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is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05">
            <text:p>105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188">
            <text:p>188</text:p>
          </table:table-cell>
          <table:table-cell table:style-name="ce23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458">
            <text:p>458</text:p>
          </table:table-cell>
          <table:table-cell table:style-name="ce23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16">
            <text:p>1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205">
            <text:p>205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67">
            <text:p>67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316">
            <text:p>316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7">
            <text:p>3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933">
            <text:p>933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2155">
            <text:p>2,155</text:p>
          </table:table-cell>
          <table:table-cell table:style-name="ce23" office:value-type="float" office:value="86">
            <text:p>8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2343">
            <text:p>2,343</text:p>
          </table:table-cell>
          <table:table-cell table:style-name="ce23" office:value-type="float" office:value="106">
            <text:p>10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